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YS Text" svg:font-family="'YS Text', sans-serif"/>
    <style:font-face style:name="monospace" svg:font-family="monospac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7" style:family="paragraph" style:parent-style-name="Heading_20_1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2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5.75pt" fo:letter-spacing="normal" fo:font-style="normal" style:text-underline-style="none" fo:font-weight="normal" style:text-blinking="false" fo:background-color="transparent" style:font-size-asian="12pt" style:font-size-complex="12pt" loext:padding="0cm" loext:border="none"/>
    </style:style>
    <style:style style:name="P10" style:family="paragraph" style:parent-style-name="Heading_20_2">
      <style:paragraph-properties fo:text-align="start" style:justify-single-word="false"/>
      <style:text-properties fo:font-variant="normal" fo:text-transform="none" fo:color="#342a06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style:font-size-asian="12pt" style:font-size-complex="12pt" loext:padding="0cm" loext:border="none"/>
    </style:style>
    <style:style style:name="P11" style:family="paragraph" style:parent-style-name="Text_20_body" style:list-style-name="L6">
      <style:paragraph-properties fo:margin-top="0cm" fo:margin-bottom="0cm" style:contextual-spacing="false" fo:text-align="start" style:justify-single-word="false" fo:orphans="2" fo:widows="2"/>
    </style:style>
    <style:style style:name="P12" style:family="paragraph" style:parent-style-name="Text_20_body" style:list-style-name="L6">
      <style:paragraph-properties fo:text-align="start" style:justify-single-word="false" fo:orphans="2" fo:widows="2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554f6"/>
    </style:style>
    <style:style style:name="P14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5">
      <style:paragraph-properties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7">
      <style:paragraph-properties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8">
      <style:paragraph-properties fo:margin-top="0cm" fo:margin-bottom="0cm" style:contextual-spacing="false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8">
      <style:paragraph-properties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9">
      <style:paragraph-properties fo:margin-top="0cm" fo:margin-bottom="0cm" style:contextual-spacing="false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9">
      <style:paragraph-properties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10">
      <style:paragraph-properties fo:margin-top="0cm" fo:margin-bottom="0cm" style:contextual-spacing="false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10">
      <style:paragraph-properties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1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11">
      <style:paragraph-properties fo:text-align="start" style:justify-single-word="false" fo:orphans="2" fo:widows="2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342a06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style:font-size-asian="12pt" style:font-size-complex="12pt" loext:padding="0cm" loext:border="none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342a06" loext:opacity="100%" style:font-name="Liberation Serif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transparent" style:font-size-asian="12pt" style:font-size-complex="12pt" loext:padding="0cm" loext:border="none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style:font-size-asian="12pt" style:font-size-complex="12pt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list-style-name="L12">
      <style:paragraph-properties fo:margin-top="0cm" fo:margin-bottom="0.238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13">
      <style:paragraph-properties fo:margin-top="0cm" fo:margin-bottom="0.238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font-size="12pt" fo:letter-spacing="normal" fo:font-style="normal" fo:font-weight="normal" officeooo:rsid="001554f6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554f6" style:font-size-asian="12pt" style:font-size-complex="12pt"/>
    </style:style>
    <style:style style:name="T7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1554f6" style:font-size-asian="12pt" style:font-size-complex="12pt"/>
    </style:style>
    <style:style style:name="T8" style:family="text">
      <style:text-properties fo:font-variant="normal" fo:text-transform="none" fo:color="#000000" loext:opacity="100%" fo:font-size="10.5pt" fo:letter-spacing="normal" fo:font-style="normal" fo:font-weight="normal" officeooo:rsid="001554f6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554f6" style:font-size-asian="12pt" style:font-size-complex="12pt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officeooo:rsid="001554f6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554f6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1554f6" style:font-size-asian="12pt" style:font-size-complex="12pt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officeooo:rsid="001554f6"/>
    </style:style>
    <style:style style:name="T18" style:family="text">
      <style:text-properties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9" style:family="text">
      <style:text-properties fo:color="#000000" loext:opacity="100%" style:font-name="Helvetica Neue" fo:font-size="18.75pt"/>
    </style:style>
    <style:style style:name="T20" style:family="text">
      <style:text-properties fo:color="#000000" loext:opacity="100%" style:font-name="Helvetica Neue" fo:font-size="15.75pt"/>
    </style:style>
    <style:style style:name="T21" style:family="text">
      <style:text-properties fo:color="#000000" loext:opacity="100%" fo:font-size="18.75pt"/>
    </style:style>
    <style:style style:name="T22" style:family="text">
      <style:text-properties fo:color="#000000" loext:opacity="100%" fo:font-size="15.75pt"/>
    </style:style>
    <style:style style:name="T23" style:family="text">
      <style:text-properties fo:color="#000000" loext:opacity="100%" style:font-name="Liberation Serif" fo:font-size="18.75pt"/>
    </style:style>
    <style:style style:name="T24" style:family="text">
      <style:text-properties fo:color="#000000" loext:opacity="100%" style:font-name="Liberation Serif" fo:font-size="15.75pt"/>
    </style:style>
    <style:style style:name="T25" style:family="text">
      <style:text-properties fo:color="#296eaa" loext:opacity="100%" style:text-line-through-style="none" style:text-line-through-type="none" style:font-name="Helvetica Neue" fo:font-size="18.75pt" style:text-underline-style="none" style:text-blinking="false" fo:background-color="transparent" loext:char-shading-value="0" loext:padding="0cm" loext:border="none"/>
    </style:style>
    <style:style style:name="T26" style:family="text">
      <style:text-properties fo:color="#296eaa" loext:opacity="100%" style:text-line-through-style="none" style:text-line-through-type="none" fo:font-size="18.75pt" style:text-underline-style="none" style:text-blinking="false" fo:background-color="transparent" loext:char-shading-value="0" loext:padding="0cm" loext:border="none"/>
    </style:style>
    <style:style style:name="T27" style:family="text">
      <style:text-properties fo:color="#296eaa" loext:opacity="100%" style:text-line-through-style="none" style:text-line-through-type="none" style:font-name="Liberation Serif" fo:font-size="18.75pt" style:text-underline-style="none" style:text-blinking="false" fo:background-color="transparent" loext:char-shading-value="0" loext:padding="0cm" loext:border="none"/>
    </style:style>
    <style:style style:name="T28" style:family="text">
      <style:text-properties fo:color="#296eaa" loext:opacity="100%" style:font-name="Helvetica Neue" fo:font-size="15.75pt"/>
    </style:style>
    <style:style style:name="T29" style:family="text">
      <style:text-properties fo:color="#296eaa" loext:opacity="100%" fo:font-size="15.75pt"/>
    </style:style>
    <style:style style:name="T30" style:family="text">
      <style:text-properties fo:color="#296eaa" loext:opacity="100%" style:font-name="Liberation Serif" fo:font-size="15.75pt"/>
    </style:style>
    <style:style style:name="T31" style:family="text">
      <style:text-properties fo:color="#342a06" loext:opacity="100%" style:font-name="Liberation Serif" fo:font-size="12pt"/>
    </style:style>
    <style:style style:name="T32" style:family="text">
      <style:text-properties fo:color="#342a06" loext:opacity="100%" fo:font-size="12pt"/>
    </style:style>
    <style:style style:name="T33" style:family="text">
      <style:text-properties officeooo:rsid="001554f6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officeooo:rsid="001554f6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 text:name="ПОКУПАТЕЛЬСКАЯ-АКТИВНОСТЬ-КЛИЕНТОВ"/><text:span text:style-name="T23">ПОКУПАТЕЛЬСКАЯ АКТИВНОСТЬ КЛИЕНТОВ</text:span><text:a xlink:type="simple" xlink:href="http://localhost:8891/notebooks/project-6_final%20%28для%20работодателей%29.ipynb#ПОКУПАТЕЛЬСКАЯ-АКТИВНОСТЬ-КЛИЕНТОВ" text:style-name="Internet_20_link" text:visited-style-name="Visited_20_Internet_20_Link"><text:span text:style-name="T27">¶</text:span></text:a></text:h>
      <text:p text:style-name="P27"><text:span text:style-name="T18">Интернет-магазин «В один клик» продаёт разные товары: для детей, для дома, мелкую бытовую технику, косметику и даже продукты. Отчёт магазина за прошлый период показал, что активность покупателей начала снижаться. Привлекать новых клиентов уже не так эффективно: о магазине и так знает большая часть целевой аудитории. Возможный выход — удерживать активность постоянных клиентов. Сделать это можно с помощью персонализированных предложений.</text:span></text:p>
      <text:p text:style-name="P26">«В один клик» — современная компания, поэтому её руководство не хочет принимать решения просто так — только на основе анализа данных и бизнес-моделирования. </text:p>
      <text:h text:style-name="P9" text:outline-level="2"><text:bookmark text:name="Цель-проекта:"/>Цель проекта: <text:span text:style-name="T32">построить бизнес-модель персонализированных предложений для удержания постоянных клиентов.</text:span></text:h>
      <text:h text:style-name="P9" text:outline-level="2"><text:bookmark text:name="Описание-проекта:"/>Описание проекта:</text:h>
      <text:p text:style-name="P28">разработать решение, которое позволит персонализировать предложения постоянным клиентам, чтобы увеличить их покупательскую активность.</text:p>
      <text:h text:style-name="P10" text:outline-level="2"><text:bookmark text:name="Задачи-проекта:"/><text:span text:style-name="T24">Задачи проекта:</text:span><text:a xlink:type="simple" xlink:href="http://localhost:8891/notebooks/project-6_final%20%28для%20работодателей%29.ipynb#Задачи-проекта:" text:style-name="Internet_20_link" text:visited-style-name="Visited_20_Internet_20_Link"><text:span text:style-name="T30">¶</text:span></text:a></text:h>
      <text:p text:style-name="P30">1-й этап. Разработать модель, которая предскажет вероятность снижения покупательской активности.</text:p>
      <text:list text:style-name="L12">
        <text:list-item>
          <text:p text:style-name="P31">Загрузка данных.</text:p>
        </text:list-item>
        <text:list-item>
          <text:p text:style-name="P31">Предобработка данных.</text:p>
        </text:list-item>
        <text:list-item>
          <text:p text:style-name="P31">Исследовательский анализ данных.</text:p>
        </text:list-item>
        <text:list-item>
          <text:p text:style-name="P31">Объединение таблиц.</text:p>
        </text:list-item>
        <text:list-item>
          <text:p text:style-name="P31">Корреляционный анализ.</text:p>
        </text:list-item>
        <text:list-item>
          <text:p text:style-name="P31">Использование пайплайнов.</text:p>
        </text:list-item>
        <text:list-item>
          <text:p text:style-name="P31">Анализ важности признаков.</text:p>
        </text:list-item>
      </text:list>
      <text:p text:style-name="P29">2-й этап. Выделить сегмент покупателей, проанализировать его и предложить, как увеличить его покупательскую активность.</text:p>
      <text:list text:style-name="L13">
        <text:list-item>
          <text:p text:style-name="P32">Выполнить сегментацию покупателей.</text:p>
        </text:list-item>
        <text:list-item>
          <text:p text:style-name="P32">Выбрать группу покупателей и предложить, как увеличить её покупательскую активность.</text:p>
        </text:list-item>
        <text:list-item>
          <text:p text:style-name="P32">Выводы.</text:p>
        </text:list-item>
        <text:list-item>
          <text:p text:style-name="P32">Общий вывод.</text:p>
        </text:list-item>
      </text:list>
      <text:p text:style-name="P13"><text:span text:style-name="T17">Для </text:span><text:span text:style-name="T15">подготовки данных использ</text:span><text:span text:style-name="T17">овался</text:span><text:span text:style-name="T15"> </text:span><text:span text:style-name="Source_20_Text"><text:span text:style-name="T15">ColumnTransforme. </text:span></text:span><text:span text:style-name="Source_20_Text"><text:span text:style-name="T17">И</text:span></text:span><text:span text:style-name="Source_20_Text"><text:span text:style-name="T4">спользова</text:span></text:span><text:span text:style-name="Source_20_Text"><text:span text:style-name="T6">н</text:span></text:span><text:span text:style-name="Source_20_Text"><text:span text:style-name="T4"> один общий пайплайн для моделей: </text:span></text:span><text:span text:style-name="Source_20_Text"><text:span text:style-name="T5">KNeighborsClassifier()</text:span></text:span><text:span text:style-name="Source_20_Text"><text:span text:style-name="T4">, </text:span></text:span><text:span text:style-name="Source_20_Text"><text:span text:style-name="T5">DecisionTreeClassifier()</text:span></text:span><text:span text:style-name="Source_20_Text"><text:span text:style-name="T4">, </text:span></text:span><text:span text:style-name="Source_20_Text"><text:span text:style-name="T5">LogisticRegression(), -</text:span></text:span><text:span text:style-name="Source_20_Text"><text:span text:style-name="T4"> и инструмент подбора гиперпараметров — </text:span></text:span><text:span text:style-name="Source_20_Text"><text:span text:style-name="T6">рандомизированный поиск. Результатом использования паплайна стал </text:span></text:span><text:span text:style-name="Source_20_Text"><text:span text:style-name="T9">метод ближайших соседей с количеством 42 шт. Качество модели подтвердила метрика ROC-AUC=0,91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YS Text" svg:font-family="'YS Text'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2:55:25.048442157</meta:creation-date>
    <meta:print-date>2024-11-29T14:33:44.421118883</meta:print-date>
    <dc:date>2025-02-20T18:53:51.325540662</dc:date>
    <meta:editing-duration>PT2H7M2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213" meta:character-count="1808" meta:non-whitespace-character-count="1622"/>
  </office:meta>
</office:document-meta>
</file>